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100002E4F00002E4F3E81200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8.468cm" fo:margin-left="0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6.16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9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0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12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style:font-name-complex="Verdana"/>
    </style:style>
    <style:style style:name="P14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0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4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6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7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8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9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3" style:family="paragraph" style:parent-style-name="Standard">
      <style:paragraph-properties style:text-autospace="none"/>
    </style:style>
    <style:style style:name="P34" style:family="paragraph" style:parent-style-name="Standard">
      <style:paragraph-properties fo:text-align="end" style:justify-single-word="false"/>
      <style:text-properties fo:color="#a0a0a0"/>
    </style:style>
    <style:style style:name="P35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36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3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8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39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0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Footer">
      <style:paragraph-properties fo:text-align="end" style:justify-single-word="false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46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47" style:family="paragraph">
      <style:paragraph-properties fo:text-align="center" style:writing-mode="lr-tb"/>
    </style:style>
    <style:style style:name="P48" style:family="paragraph">
      <style:paragraph-properties style:writing-mode="lr-tb"/>
    </style:style>
    <style:style style:name="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2" style:family="text">
      <style:text-properties style:font-name="Verdana" fo:font-size="9pt" style:text-underline-style="none" style:font-size-asian="9pt" style:font-name-complex="Verdana" style:font-size-complex="9pt"/>
    </style:style>
    <style:style style:name="T3" style:family="text">
      <style:text-properties style:font-name="Verdana" fo:font-size="9pt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language="zxx" fo:country="none" style:text-underline-style="none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style:font-name="Courier New" fo:font-size="10pt" fo:language="zxx" fo:country="none" style:text-underline-style="none" fo:background-color="transparent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font-name-asian="Verdana"/>
    </style:style>
    <style:style style:name="T30" style:family="text">
      <style:text-properties fo:color="#808080"/>
    </style:style>
    <style:style style:name="T31" style:family="text">
      <style:text-properties fo:color="#808080" style:font-name-asian="Courier New"/>
    </style:style>
    <style:style style:name="T32" style:family="text">
      <style:text-properties fo:color="#808080" fo:background-color="#ffffff"/>
    </style:style>
    <style:style style:name="T33" style:family="text">
      <style:text-properties fo:color="#808080" fo:font-weight="bold" style:font-name-asian="Courier New" style:font-weight-asian="bold" style:font-weight-complex="bold"/>
    </style:style>
    <style:style style:name="T34" style:family="text">
      <style:text-properties fo:color="#808080" fo:font-weight="bold" style:font-weight-asian="bold" style:font-weight-complex="bold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fo:background-color="#ffffff" style:font-weight-asian="bold" style:font-weight-complex="bold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39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0" style:family="text">
      <style:text-properties style:font-name="Courier New" fo:font-size="10pt" fo:background-color="#ffffff" style:font-size-asian="10pt" style:font-name-complex="Courier New" style:font-size-complex="10pt" style:font-weight-complex="bold"/>
    </style:style>
    <style:style style:name="T41" style:family="text">
      <style:text-properties fo:color="#a0a0a0"/>
    </style:style>
    <style:style style:name="T42" style:family="text">
      <style:text-properties fo:color="#a0a0a0" style:font-name="Verdana" style:font-name-complex="Verdana"/>
    </style:style>
    <style:style style:name="T43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4" style:family="text">
      <style:text-properties fo:color="#00007f" fo:font-weight="bold" style:font-weight-asian="bold" style:font-weight-complex="bold"/>
    </style:style>
    <style:style style:name="T45" style:family="text">
      <style:text-properties fo:color="#00007f" style:font-name="Courier New" fo:font-size="10pt"/>
    </style:style>
    <style:style style:name="T46" style:family="text">
      <style:text-properties fo:font-size="10pt" fo:font-weight="bold" style:font-size-asian="10pt" style:font-weight-asian="bold" style:font-size-complex="10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9" style:family="text">
      <style:text-properties fo:background-color="#ffffff"/>
    </style:style>
    <style:style style:name="T50" style:family="text">
      <style:text-properties fo:color="#7f007f"/>
    </style:style>
    <style:style style:name="T51" style:family="text">
      <style:text-properties fo:color="#7f007f" style:font-name-asian="Courier New"/>
    </style:style>
    <style:style style:name="T52" style:family="text">
      <style:text-properties style:use-window-font-color="true" style:text-underline-style="none"/>
    </style:style>
    <style:style style:name="T53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54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55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56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57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58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59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60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61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62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63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4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6" style:family="text">
      <style:text-properties fo:font-variant="normal" fo:text-transform="none" fo:color="#000000" style:font-name="Courier New1" fo:font-size="9.75pt" fo:letter-spacing="normal" fo:font-style="normal"/>
    </style:style>
    <style:style style:name="T67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68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9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70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7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78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79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80" style:family="text">
      <style:text-properties fo:font-variant="normal" fo:text-transform="none" fo:color="#333333" fo:letter-spacing="normal" fo:font-style="normal"/>
    </style:style>
    <style:style style:name="T8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text:bookmark-start text:name="ClassCommandLine"/>Class CommandLine<text:bookmark-end text:name="ClassCommandLine"/></text:h>
      <text:p text:style-name="P11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2" draw:name="figuras2" text:anchor-type="paragraph" svg:width="2.108cm" svg:height="2.108cm" draw:z-index="7"><draw:image xlink:href="Pictures/2000002100002E4F00002E4F3E81200B.svm" xlink:type="simple" xlink:show="embed" xlink:actuate="onLoad"/></draw:frame></text:p>
          </table:table-cell>
          <table:table-cell table:style-name="Tabela21.A1" office:value-type="string">
            <text:p text:style-name="P7"><text:span text:style-name="T80">Propose: </text:span><text:span text:style-name="T79">C++ class to handle data from the command line.</text:span></text:p>
            <text:p text:style-name="P7"/>
            <text:p text:style-name="P7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48">https://github.com/FreeSource</text:span></text:a></text:p>
          </table:table-cell>
        </table:table-row>
      </table:table>
      <text:p text:style-name="P12">Supported and tested platforms:</text:p>
      <text:p text:style-name="P14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0"><text:span text:style-name="Máquina_20_de_20_escrever_20_HTML"><text:span text:style-name="T43">_____________________________________________________________________</text:span></text:span></text:p>
      <text:p text:style-name="P8"><text:span text:style-name="Máquina_20_de_20_escrever_20_HTML"><text:span text:style-name="T42"/></text:span></text:p>
      <text:p text:style-name="P45">Copyright (c) 2012 Enzo Roberto Verlato.</text:p>
      <text:p text:style-name="P45">Permission is granted to copy, distribute and/or modify this</text:p>
      <text:p text:style-name="P45">document under the terms of the GNU Free Documentation License,</text:p>
      <text:p text:style-name="P45">Version 1.3 or any later version published by the Free Software</text:p>
      <text:p text:style-name="P45">Foundation; with no Invariant Sections, no Front-Cover Texts and</text:p>
      <text:p text:style-name="P45">no Back-Cover Texts. <text:s/>A copy of the license is included in the</text:p>
      <text:p text:style-name="P45">section entitled "GNU Free Documentation License".</text:p>
      <text:p text:style-name="P20"><text:span text:style-name="Máquina_20_de_20_escrever_20_HTML"><text:span text:style-name="T42">_____________________________________________________________________</text:span></text:span></text:p>
      <text:p text:style-name="P20"><text:span text:style-name="Máquina_20_de_20_escrever_20_HTML"><text:span text:style-name="T42"/></text:span></text:p>
      <text:p text:style-name="P6">The standard structure of a command line:</text:p>
      <text:p text:style-name="P19"/>
      <text:p text:style-name="P1"><text:span text:style-name="T29"><text:s text:c="8"/></text:span>application full path</text:p>
      <text:p text:style-name="P23"><draw:line text:anchor-type="char" draw:z-index="5" draw:style-name="gr1" draw:text-style-name="P47" svg:x1="2.949cm" svg:y1="0.115cm" svg:x2="3.319cm" svg:y2="0.838cm"><text:p/></draw:line></text:p>
      <text:p text:style-name="P1"><text:span text:style-name="T29"><text:s text:c="61"/></text:span>parameter 1</text:p>
      <text:p text:style-name="P16"><draw:line text:anchor-type="char" draw:z-index="6" draw:style-name="gr1" draw:text-style-name="P47" svg:x1="7.739cm" svg:y1="0.032cm" svg:x2="7.421cm" svg:y2="0.799cm"><text:p/></draw:line><draw:custom-shape text:anchor-type="char" draw:z-index="4" draw:style-name="gr2" draw:text-style-name="P48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6"/>
      <text:p text:style-name="P16"><draw:custom-shape text:anchor-type="char" draw:z-index="1" draw:style-name="gr2" draw:text-style-name="P48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8">/home/enzo/My Project</text:span>/<text:span text:style-name="T28">myapp.exe</text:span> speed 100 --peripheral mouse</text:p>
      <text:p text:style-name="P16"><draw:line text:anchor-type="char" draw:z-index="3" draw:style-name="gr1" draw:text-style-name="P47" svg:x1="1.503cm" svg:y1="0.73cm" svg:x2="1.821cm" svg:y2="0.095cm"><text:p/></draw:line><draw:line text:anchor-type="char" draw:z-index="0" draw:style-name="gr1" draw:text-style-name="P47" svg:x1="5.313cm" svg:y1="0.788cm" svg:x2="5.631cm" svg:y2="0.153cm"><text:p/></draw:line></text:p>
      <text:p text:style-name="P16"><draw:line text:anchor-type="char" draw:z-index="2" draw:style-name="gr1" draw:text-style-name="P47" svg:x1="9.354cm" svg:y1="0.838cm" svg:x2="9.672cm" svg:y2="0.203cm"><text:p/></draw:line></text:p>
      <text:p text:style-name="P1"><text:span text:style-name="T29"><text:s/></text:span>application path <text:s text:c="10"/>application name</text:p>
      <text:p text:style-name="P1"><text:span text:style-name="T29"><text:s text:c="75"/></text:span>parameters</text:p>
      <text:p text:style-name="P28"/>
      <text:p text:style-name="P5"><text:bookmark-start text:name="Members"/>Members:<text:bookmark-end text:name="Members"/></text:p>
      <text:p text:style-name="P2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6"><text:a xlink:type="simple" xlink:href="#getApplicationName"><text:span text:style-name="T52">string getApplicationName()</text:span></text:a></text:p>
            <text:p text:style-name="P26"><text:a xlink:type="simple" xlink:href="#getApplicationPath"><text:span text:style-name="T52">string getApplication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35"/>
            <text:p text:style-name="Standard"><text:a xlink:type="simple" xlink:href="#getParametersNumber"><text:span text:style-name="T23">int getParametersNumber()</text:span></text:a></text:p>
            <text:p text:style-name="Standard"><text:a xlink:type="simple" xlink:href="#getParameter"><text:span text:style-name="T24">string getParameter( int parameterPosition )</text:span></text:a></text:p>
            <text:p text:style-name="P35"/>
            <text:p text:style-name="P26"><text:a xlink:type="simple" xlink:href="#setOptionPrefix"><text:span text:style-name="T52">setOptionPrefix( string optionPrefix )</text:span></text:a></text:p>
            <text:p text:style-name="P26"><text:a xlink:type="simple" xlink:href="#setOptionPostfix"><text:span text:style-name="T52">setOptionPostfix( string optionPostfix )</text:span></text:a></text:p>
            <text:p text:style-name="P35"/>
            <text:p text:style-name="P26"><text:a xlink:type="simple" xlink:href="#hasOption"><text:span text:style-name="T52">bool hasOption( string option )</text:span></text:a></text:p>
            <text:p text:style-name="P35"/>
            <text:p text:style-name="P26"><text:a xlink:type="simple" xlink:href="#getOptionValue"><text:span text:style-name="T52">string getOptionValue( string option )</text:span></text:a></text:p>
            <text:p text:style-name="P26"><text:a xlink:type="simple" xlink:href="#getOptionLongValue"><text:span text:style-name="T52">string getOptionLongValue( string option )</text:span></text:a></text:p>
            <text:p text:style-name="P35"/>
            <text:p text:style-name="P26"><text:a xlink:type="simple" xlink:href="#optionCaseSensitive"><text:span text:style-name="T52">optionCaseSensitive()</text:span></text:a></text:p>
            <text:p text:style-name="P26"><text:a xlink:type="simple" xlink:href="#optionCaseInsensitive"><text:span text:style-name="T52">optionCaseInsensitive()</text:span></text:a></text:p>
          </table:table-cell>
        </table:table-row>
      </table:table>
      <text:p text:style-name="P26"><text:span text:style-name="s10"><text:span text:style-name="T13"/></text:span></text:p>
      <text:p text:style-name="P19"><text:bookmark-start text:name="getApplicationName"/><text:span text:style-name="T10">string</text:span><text:span text:style-name="apple-converted-space"><text:span text:style-name="T30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9"><text:span text:style-name="T35">Description:</text:span> Retrieves the name of the application for the current process.</text:p>
      <text:p text:style-name="P9"><text:soft-page-break/></text:p>
      <text:p text:style-name="P15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0"><text:span text:style-name="Máquina_20_de_20_escrever_20_HTML"><text:span text:style-name="T41">13</text:span>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</table:table-cell>
          <table:table-cell table:style-name="Tabela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 </text:span><text:span text:style-name="T44">int</text:span><text:span text:style-name="T27"> argc, </text:span><text:span text:style-name="T44">char </text:span><text:span text:style-name="T27">*argv</text:span><text:span text:style-name="T15">[] 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21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39"><text:span text:style-name="T62"><text:s text:c="8"/></text:span><text:span text:style-name="T76">cout</text:span><text:span text:style-name="T63"> </text:span><text:span text:style-name="T76">&lt;&lt;</text:span><text:span text:style-name="T63"> </text:span><text:span text:style-name="T76">commandLine.getApplicationName</text:span><text:span text:style-name="T77">()</text:span><text:span text:style-name="T62"> </text:span><text:span text:style-name="T77">&lt;&lt;</text:span><text:span text:style-name="T62"> </text:span><text:span text:style-name="T75">endl</text:span><text:span text:style-name="T77">;</text:span></text:p>
            <text:p text:style-name="P39"><text:span text:style-name="T58"><text:s text:c="8"/>return</text:span><text:span text:style-name="T68"> EXIT_SUCCESS;</text:span><text:span text:style-name="T20"><text:line-break/> <text:s text:c="3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6">linux:/home/enzo # ./myapp</text:p>
            <text:p text:style-name="P26">myapp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16"><text:span text:style-name="T10"><text:line-break/></text:span><text:bookmark-start text:name="getApplicationPath"/><text:span text:style-name="T25">string</text:span><text:span text:style-name="apple-converted-space"><text:span text:style-name="T32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5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0"><text:span text:style-name="Máquina_20_de_20_escrever_20_HTML"><text:span text:style-name="T41">13</text:span>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</table:table-cell>
          <table:table-cell table:style-name="Tabela6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21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39"><text:span text:style-name="T62"><text:s text:c="8"/></text:span><text:span text:style-name="T75">cout</text:span><text:span text:style-name="T62"> </text:span><text:span text:style-name="T77">&lt;&lt;</text:span><text:span text:style-name="T62"> </text:span><text:span text:style-name="T75">commandLine</text:span><text:span text:style-name="T77">.</text:span><text:span text:style-name="T75">getApplicationPath</text:span><text:span text:style-name="T77">()</text:span><text:span text:style-name="T62"> </text:span><text:span text:style-name="T77">&lt;&lt;</text:span><text:span text:style-name="T62"> </text:span><text:span text:style-name="T75">endl</text:span><text:span text:style-name="T77">;</text:span></text:p>
            <text:p text:style-name="P39"><text:span text:style-name="T58"><text:s text:c="8"/>return</text:span><text:span text:style-name="T68"> EXIT_SUCCESS;</text:span><text:span text:style-name="T20"><text:line-break/> <text:s text:c="3"/></text:span><text:span text:style-name="T70">}</text:span></text:p>
            <text:p text:style-name="P39"><text:span text:style-name="T70"><text:s text:c="4"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oft-page-break/><text:span text:style-name="Máquina_20_de_20_escrever_20_HTML"><text:span text:style-name="T19"/></text:span></text:p>
      <text:p text:style-name="P9">Output:</text:p>
      <text:p text:style-name="P26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6">linux:/home/enzo # ./myapp</text:p>
            <text:p text:style-name="P26">/home/enzo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26"><text:span text:style-name="s10"><text:span text:style-name="T13"/></text:span></text:p>
      <text:p text:style-name="P16"><text:bookmark-start text:name="getCurrentDirectory"/><text:bookmark-start text:name="getApplicationLongPath1"/><text:span text:style-name="T25">string</text:span><text:span text:style-name="apple-converted-space"><text:span text:style-name="T32"> </text:span></text:span><text:span text:style-name="T25">getCurrentWorkingDirectory</text:span><text:span text:style-name="s10"><text:span text:style-name="T16">()</text:span></text:span><text:bookmark-end text:name="getCurrentDirectory"/><text:bookmark-end text:name="getApplicationLongPath1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46">Description:</text:span><text:span text:style-name="T47"> Retrieves the current working directory for the current process.</text:span></text:p>
      <text:p text:style-name="P26"/>
      <text:p text:style-name="P15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0"><text:span text:style-name="Máquina_20_de_20_escrever_20_HTML"><text:span text:style-name="T41">13</text:span>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  <text:p text:style-name="P30"><text:span text:style-name="Máquina_20_de_20_escrever_20_HTML"><text:span text:style-name="T41">24</text:span></text:span></text:p>
          </table:table-cell>
          <table:table-cell table:style-name="Tabela73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21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22"><text:span text:style-name="T10"><text:s text:c="8"/>cout</text:span><text:span text:style-name="T30"> </text:span><text:span text:style-name="T10">&lt;&lt;</text:span><text:span text:style-name="T30"> </text:span><text:span text:style-name="T10">commandLine.getApplicationPath</text:span><text:span text:style-name="T15">()</text:span><text:span text:style-name="T30"> </text:span><text:span text:style-name="T10">&lt;&lt;</text:span><text:span text:style-name="T30"> </text:span><text:span text:style-name="T10">endl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CurrentWorkingDirectory</text:span><text:span text:style-name="T15">()</text:span><text:span text:style-name="T30"> </text:span><text:span text:style-name="T27">&lt;&lt;</text:span><text:span text:style-name="T30"> </text:span><text:span text:style-name="T10">endl</text:span><text:span text:style-name="T15">;</text:span></text:p>
            <text:p text:style-name="P21"><text:span text:style-name="T61"><text:s text:c="8"/>return</text:span><text:span text:style-name="T69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6">linux-hevv:/home/enzo/CommandLine/main # /home/enzo/myapp</text:p>
            <text:p text:style-name="P26">/home/enzo</text:p>
            <text:p text:style-name="P26">/home/enzo/CommandLine/main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43"><text:span text:style-name="T19"><text:line-break/></text:span><text:bookmark-start text:name="getParametersNumber"/><text:span text:style-name="s10"><text:span text:style-name="T40">int getParametersNumber()</text:span></text:span><text:bookmark-end text:name="getParametersNumb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5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5">Example:</text:p>
      <text:p text:style-name="P2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oft-page-break/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</table:table-cell>
          <table:table-cell table:style-name="Tabela1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oft-page-break/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27">getParametersNumber</text:span><text:span text:style-name="T15">(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37"><text:span text:style-name="T45"><text:s text:c="8"/>return</text:span><text:span text:style-name="T81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6">linux:/home/enzo # ./myapp The C++ Programming Language</text:p>
            <text:p text:style-name="P26">4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26"/>
      <text:p text:style-name="P16"><text:bookmark-start text:name="getParameter"/><text:span text:style-name="T49">string</text:span><text:span text:style-name="apple-converted-space"><text:span text:style-name="T49"> </text:span></text:span><text:span text:style-name="T49">getParameter</text:span><text:span text:style-name="s10"><text:span text:style-name="T36">(</text:span></text:span><text:span text:style-name="apple-converted-space"><text:span text:style-name="T49"> </text:span></text:span><text:span text:style-name="s5"><text:span text:style-name="T36">int</text:span></text:span><text:span text:style-name="apple-converted-space"><text:span text:style-name="T49"> </text:span></text:span>parameterP<text:span text:style-name="T49">osition</text:span><text:span text:style-name="apple-converted-space"><text:span text:style-name="T49"> </text:span></text:span><text:span text:style-name="s10"><text:span text:style-name="T36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46">Description:</text:span> <text:span text:style-name="T47">Retrieves the parameter of the specified parameter position on the command line for the current process.</text:span></text:p>
      <text:p text:style-name="P26"/>
      <text:p text:style-name="P5">Example:</text:p>
      <text:p text:style-name="P26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</table:table-cell>
          <table:table-cell table:style-name="Tabela18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22"><text:span text:style-name="T31"><text:s text:c="8"/></text:span><text:span text:style-name="T26">cout</text:span><text:span text:style-name="T31"> </text:span><text:span text:style-name="T17">&lt;&lt;</text:span><text:span text:style-name="T31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1"> </text:span><text:span text:style-name="T17">&lt;&lt;</text:span><text:span text:style-name="T31"> </text:span><text:span text:style-name="T26">endl</text:span><text:span text:style-name="T17">;</text:span></text:p>
            <text:p text:style-name="P37"><text:span text:style-name="T45"><text:s text:c="8"/>return</text:span><text:span text:style-name="T81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6">linux:/home/enzo # ./myapp C++ evolved from C</text:p>
            <text:p text:style-name="P26">evolved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27"><text:span text:style-name="s10"><text:span text:style-name="T53"/></text:span></text:p>
      <text:p text:style-name="P16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2"> </text:span></text:span><text:span text:style-name="T25">string</text:span><text:span text:style-name="apple-converted-space"><text:span text:style-name="T32"> </text:span></text:span><text:span text:style-name="T25">optionPrefix</text:span><text:span text:style-name="apple-converted-space"><text:span text:style-name="T32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5">Description:</text:span> Define the prefix (string added in front of the option name) used to recognize an option on the command line.</text:p>
      <text:p text:style-name="P5"/>
      <text:p text:style-name="P15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oft-page-break/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</table:table-cell>
          <table:table-cell table:style-name="Tabela36.B1" office:value-type="string">
            <text:p text:style-name="P36">#include &lt;CommandLine.h&gt;</text:p>
            <text:p text:style-name="P36"/>
            <text:p text:style-name="P36"><text:soft-page-break/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 </text:span><text:span text:style-name="T50">"--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Value</text:span><text:span text:style-name="T15">( </text:span><text:span text:style-name="T50">"price"</text:span><text:span text:style-name="T15"> 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6">linux:/home/enzo # ./myapp --price 0.99</text:p>
            <text:p text:style-name="P26">0.99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5"/>
      <text:p text:style-name="P19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0"> </text:span></text:span><text:span text:style-name="T10">string</text:span><text:span text:style-name="apple-converted-space"><text:span text:style-name="T30"> </text:span></text:span><text:span text:style-name="T10">optionPostfix</text:span><text:span text:style-name="apple-converted-space"><text:span text:style-name="T30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5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0"><text:span text:style-name="Máquina_20_de_20_escrever_20_HTML"><text:span text:style-name="T41">14</text:span>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  <text:p text:style-name="P30"><text:span text:style-name="Máquina_20_de_20_escrever_20_HTML"><text:span text:style-name="T41">24</text:span></text:span></text:p>
          </table:table-cell>
          <table:table-cell table:style-name="Tabela38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ostfix</text:span><text:span text:style-name="T15">( </text:span><text:span text:style-name="T50">"=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Value</text:span><text:span text:style-name="T15">( </text:span><text:span text:style-name="T50">"price"</text:span><text:span text:style-name="T15"> 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39" table:style-name="Tabela39">
        <table:table-column table:style-name="Tabela39.A"/>
        <text:soft-page-break/>
        <table:table-row table:style-name="Tabela39.1">
          <table:table-cell table:style-name="Tabela39.A1" office:value-type="string">
            <text:p text:style-name="P26">linux:/home/enzo # ./myapp price=0.99</text:p>
            <text:p text:style-name="P26">0.99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38">bool</text:span></text:span><text:span text:style-name="apple-converted-space"><text:span text:style-name="T39"> </text:span></text:span><text:span text:style-name="T39">hasOption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hasOption"/><text:span text:style-name="s10"><text:span text:style-name="T38"> </text:span></text:span><text:a xlink:type="simple" xlink:href="#Members"><text:span text:style-name="s10"><text:span text:style-name="T11"></text:span></text:span></text:a><text:span text:style-name="T37"><text:line-break/></text:span><text:span text:style-name="T5">Description:</text:span><text:span text:style-name="T9"> </text:span><text:span text:style-name="T6">Checks if the specified option exists.</text:span></text:p>
      <text:p text:style-name="P16"/>
      <text:p text:style-name="P15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  <text:p text:style-name="P34"><text:span text:style-name="Máquina_20_de_20_escrever_20_HTML">25</text:span></text:p>
            <text:p text:style-name="P34"><text:span text:style-name="Máquina_20_de_20_escrever_20_HTML">26</text:span></text:p>
            <text:p text:style-name="P34"><text:span text:style-name="Máquina_20_de_20_escrever_20_HTML">27</text:span></text:p>
            <text:p text:style-name="P34"><text:span text:style-name="Máquina_20_de_20_escrever_20_HTML">28</text:span></text:p>
            <text:p text:style-name="P34"><text:span text:style-name="Máquina_20_de_20_escrever_20_HTML">29</text:span></text:p>
          </table:table-cell>
          <table:table-cell table:style-name="Tabela71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ostfix</text:span><text:span text:style-name="T15">( </text:span><text:span text:style-name="T50">":"</text:span><text:span text:style-name="T15"> );</text:span></text:p>
            <text:p text:style-name="P17"><text:span text:style-name="T31"><text:s text:c="8"/></text:span><text:span text:style-name="T55">if</text:span><text:span text:style-name="T17">(</text:span><text:span text:style-name="T30"> </text:span><text:span text:style-name="T10">commandLine</text:span><text:span text:style-name="T15">.</text:span><text:span text:style-name="T27">hasOption</text:span><text:span text:style-name="T15">( </text:span><text:span text:style-name="T50">"ISBN-10"</text:span><text:span text:style-name="T15"> )</text:span><text:span text:style-name="T30"> </text:span><text:span text:style-name="T15">) {</text:span></text:p>
            <text:p text:style-name="P31"><text:span text:style-name="T72"><text:s text:c="12"/></text:span><text:span text:style-name="T67">cout</text:span><text:span text:style-name="T73"> </text:span><text:span text:style-name="T70">&lt;&lt;</text:span><text:span text:style-name="T73"> </text:span><text:span text:style-name="T78">"yes"</text:span><text:span text:style-name="T73"> </text:span><text:span text:style-name="T70">&lt;&lt;</text:span><text:span text:style-name="T73"> </text:span><text:span text:style-name="T67">endl</text:span><text:span text:style-name="T70">;</text:span></text:p>
            <text:p text:style-name="P38"><text:s text:c="8"/>}</text:p>
            <text:p text:style-name="P31"><text:span text:style-name="T70"><text:s text:c="7"/></text:span><text:span text:style-name="T72"><text:s/></text:span><text:span text:style-name="T54">else </text:span><text:span text:style-name="T70">{</text:span></text:p>
            <text:p text:style-name="P31"><text:span text:style-name="T72"><text:s text:c="12"/></text:span><text:span text:style-name="T67">cout</text:span><text:span text:style-name="T73"> </text:span><text:span text:style-name="T70">&lt;&lt;</text:span><text:span text:style-name="T73"> </text:span><text:span text:style-name="T78">"no"</text:span><text:span text:style-name="T73"> </text:span><text:span text:style-name="T70">&lt;&lt;</text:span><text:span text:style-name="T73"> </text:span><text:span text:style-name="T67">endl</text:span><text:span text:style-name="T70">;</text:span></text:p>
            <text:p text:style-name="P38"><text:s text:c="8"/>}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6">linux:/home/enzo # ./myapp Paperback: 208 pages Publisher: O'Reilly Media; 1 edition (August 19, 2011) Language: English ISBN-10: 1449397670 <text:s text:c="2"/>Weight: 14.4 ounces</text:p>
            <text:p text:style-name="P26">yes</text:p>
          </table:table-cell>
        </table:table-row>
      </table:table>
      <text:p text:style-name="P18"><text:span text:style-name="Máquina_20_de_20_escrever_20_HTML"><text:span text:style-name="T42">_____________________________________________________________________</text:span></text:span></text:p>
      <text:p text:style-name="P16"><text:line-break/><text:bookmark-start text:name="getOptionValue"/><text:span text:style-name="T49">string</text:span><text:span text:style-name="apple-converted-space"><text:span text:style-name="T49"> </text:span></text:span><text:span text:style-name="T49">getOptionValue</text:span><text:span text:style-name="s10"><text:span text:style-name="T36">(</text:span></text:span><text:span text:style-name="apple-converted-space"><text:span text:style-name="T49"> </text:span></text:span><text:span text:style-name="T49">string</text:span><text:span text:style-name="apple-converted-space"><text:span text:style-name="T49"> </text:span></text:span><text:span text:style-name="T49">option</text:span><text:span text:style-name="apple-converted-space"><text:span text:style-name="T49"> </text:span></text:span><text:span text:style-name="s10"><text:span text:style-name="T36">)</text:span></text:span><text:bookmark-end text:name="getOptionValue"/><text:span text:style-name="s10"><text:span text:style-name="T36"> </text:span></text:span><text:a xlink:type="simple" xlink:href="#Members"><text:span text:style-name="s10"><text:span text:style-name="T12"></text:span></text:span></text:a></text:p>
      <text:p text:style-name="P13"><text:span text:style-name="T46">Description:</text:span> <text:span text:style-name="T47">Retrieves the value of the specified option on the command line for the current process.</text:span></text:p>
      <text:p text:style-name="P16"/>
      <text:p text:style-name="P15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oft-page-break/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</table:table-cell>
          <table:table-cell table:style-name="Tabela4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><text:soft-page-break/></text:p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17"><text:s text:c="5"/></text:span><text:span text:style-name="T31"><text:s text:c="3"/></text:span><text:span text:style-name="T10">commandLine</text:span><text:span text:style-name="T15">.</text:span><text:span text:style-name="T10">setOptionPostfix</text:span><text:span text:style-name="T15">( </text:span><text:span text:style-name="T50">":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Value</text:span><text:span text:style-name="T15">( </text:span><text:span text:style-name="T50">"Language"</text:span><text:span text:style-name="T15"> 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6">linux:/home/enzo # ./myapp Paperback: 208 pages Publisher: O'Reilly Media; 1 edition (August 19, 2011) Language: English ISBN-10: 1449397670 <text:s/>Weight: 14.4 ounces</text:p>
            <text:p text:style-name="P26">English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Standard"><text:span text:style-name="T37"><text:line-break/></text:span><text:bookmark-start text:name="getOptionLongValue"/><text:span text:style-name="T39">string</text:span><text:span text:style-name="apple-converted-space"><text:span text:style-name="T39"> </text:span></text:span><text:span text:style-name="T39">getOptionLongValue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getOptionLongValue"/><text:span text:style-name="s10"><text:span text:style-name="T38"> </text:span></text:span><text:a xlink:type="simple" xlink:href="#Members"><text:span text:style-name="s10"><text:span text:style-name="T11"></text:span></text:span></text:a><text:span text:style-name="T37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6"/>
      <text:p text:style-name="P15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  <text:p text:style-name="P34"><text:span text:style-name="Máquina_20_de_20_escrever_20_HTML">25</text:span></text:p>
          </table:table-cell>
          <table:table-cell table:style-name="Tabela50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 </text:span><text:span text:style-name="T50">"--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LongValue</text:span><text:span text:style-name="T15">( </text:span><text:span text:style-name="T50">"peripheral"</text:span><text:span text:style-name="T15"> );<text:line-break/> <text:s text:c="7"/></text:span><text:span text:style-name="T27">cout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2"><text:span text:style-name="T60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6">linux:/home/enzo # ./myapp --speed 100 --peripheral mouse display keyboard --price 1000</text:p>
            <text:p text:style-name="P26">mouse display keyboard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16"><text:soft-page-break/><text:line-break/><text:bookmark-start text:name="optionCaseSensitive"/><text:span text:style-name="T49">optionCaseSensitive</text:span><text:span text:style-name="s10"><text:span text:style-name="T36">()</text:span></text:span><text:bookmark-end text:name="optionCaseSensitive"/><text:span text:style-name="s10"><text:span text:style-name="T36"> </text:span></text:span><text:a xlink:type="simple" xlink:href="#Members"><text:span text:style-name="s10"><text:span text:style-name="T12"></text:span></text:span></text:a></text:p>
      <text:p text:style-name="P9"><text:span text:style-name="T35">Description:</text:span> Differ use of uppercase and lowercase letters on the option parameter for the other functions. Option parameter is case sensitive by default.</text:p>
      <text:p text:style-name="P16"/>
      <text:p text:style-name="P15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0"><text:span text:style-name="Máquina_20_de_20_escrever_20_HTML"><text:span text:style-name="T41">15</text:span></text:span></text:p>
            <text:p text:style-name="P30"><text:span text:style-name="Máquina_20_de_20_escrever_20_HTML"><text:span text:style-name="T41">16</text:span></text:span></text:p>
            <text:p text:style-name="P30"><text:span text:style-name="Máquina_20_de_20_escrever_20_HTML"><text:span text:style-name="T41">17</text:span></text:span></text:p>
            <text:p text:style-name="P30"><text:span text:style-name="Máquina_20_de_20_escrever_20_HTML"><text:span text:style-name="T41">18</text:span></text:span></text:p>
            <text:p text:style-name="P30"><text:span text:style-name="Máquina_20_de_20_escrever_20_HTML"><text:span text:style-name="T41">19</text:span></text:span></text:p>
            <text:p text:style-name="P30"><text:span text:style-name="Máquina_20_de_20_escrever_20_HTML"><text:span text:style-name="T41">20</text:span></text:span></text:p>
            <text:p text:style-name="P30"><text:span text:style-name="Máquina_20_de_20_escrever_20_HTML"><text:span text:style-name="T41">21</text:span></text:span></text:p>
            <text:p text:style-name="P30"><text:span text:style-name="Máquina_20_de_20_escrever_20_HTML"><text:span text:style-name="T41">22</text:span></text:span></text:p>
            <text:p text:style-name="P30"><text:span text:style-name="Máquina_20_de_20_escrever_20_HTML"><text:span text:style-name="T41">23</text:span></text:span></text:p>
            <text:p text:style-name="P30"><text:span text:style-name="Máquina_20_de_20_escrever_20_HTML"><text:span text:style-name="T41">24</text:span></text:span></text:p>
            <text:p text:style-name="P30"><text:span text:style-name="Máquina_20_de_20_escrever_20_HTML"><text:span text:style-name="T41">25</text:span></text:span></text:p>
            <text:p text:style-name="P30"><text:span text:style-name="Máquina_20_de_20_escrever_20_HTML"><text:span text:style-name="T41">26</text:span></text:span></text:p>
          </table:table-cell>
          <table:table-cell table:style-name="Tabela52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</text:span><text:span text:style-name="T30"> </text:span><text:span text:style-name="T50">"--"</text:span><text:span text:style-name="T30"> </text:span><text:span text:style-name="T15">);</text:span></text:p>
            <text:p text:style-name="P22"><text:span text:style-name="T33"><text:s text:c="8"/></text:span><text:span text:style-name="T26">cout</text:span><text:span text:style-name="T31"> </text:span><text:span text:style-name="T26">&lt;&lt;</text:span><text:span text:style-name="T31"> </text:span><text:span text:style-name="T26">commandLine.getOptionLongValue</text:span><text:span text:style-name="T17">(</text:span><text:span text:style-name="T33"> </text:span><text:span text:style-name="T51">"PERIPHERAL"</text:span><text:span text:style-name="T33"> </text:span><text:span text:style-name="T17">);</text:span></text:p>
            <text:p text:style-name="P22"><text:span text:style-name="T17"><text:s text:c="8"/></text:span><text:span text:style-name="T26">cout</text:span><text:span text:style-name="T31"> </text:span><text:span text:style-name="T17">&lt;&lt;</text:span><text:span text:style-name="T33"> </text:span><text:span text:style-name="T26">endl</text:span><text:span text:style-name="T17">;</text:span></text:p>
            <text:p text:style-name="P41"><text:span text:style-name="T59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6">linux:/home/enzo # ./myapp --peripheral mouse</text:p>
            <text:p text:style-name="Standard"><text:span text:style-name="Máquina_20_de_20_escrever_20_HTML"><text:span text:style-name="T41"/></text:span></text:p>
          </table:table-cell>
        </table:table-row>
      </table:table>
      <text:p text:style-name="P33"><text:span text:style-name="Máquina_20_de_20_escrever_20_HTML"><text:span text:style-name="T42">_____________________________________________________________________</text:span></text:span></text:p>
      <text:p text:style-name="P16"><text:line-break/><text:bookmark-start text:name="optionCaseInsensitive"/><text:span text:style-name="T49">optionCaseInsensitive</text:span><text:span text:style-name="s10"><text:span text:style-name="T36">()</text:span></text:span><text:bookmark-end text:name="optionCaseInsensitive"/><text:span text:style-name="s10"><text:span text:style-name="T36"> </text:span></text:span><text:a xlink:type="simple" xlink:href="#Members"><text:span text:style-name="s10"><text:span text:style-name="T12"></text:span></text:span></text:a></text:p>
      <text:p text:style-name="P9"><text:span text:style-name="T35">Description:</text:span> No differ use of uppercase and lowercase letters on the option parameter for the other functions.</text:p>
      <text:p text:style-name="P16"/>
      <text:p text:style-name="P15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0"><text:span text:style-name="Máquina_20_de_20_escrever_20_HTML"><text:span text:style-name="T41">1</text:span></text:span></text:p>
            <text:p text:style-name="P30"><text:span text:style-name="Máquina_20_de_20_escrever_20_HTML"><text:span text:style-name="T41">2</text:span></text:span></text:p>
            <text:p text:style-name="P30"><text:span text:style-name="Máquina_20_de_20_escrever_20_HTML"><text:span text:style-name="T41">3</text:span></text:span></text:p>
            <text:p text:style-name="P30"><text:span text:style-name="Máquina_20_de_20_escrever_20_HTML"><text:span text:style-name="T41">4</text:span></text:span></text:p>
            <text:p text:style-name="P30"><text:span text:style-name="Máquina_20_de_20_escrever_20_HTML"><text:span text:style-name="T41">5</text:span></text:span></text:p>
            <text:p text:style-name="P30"><text:span text:style-name="Máquina_20_de_20_escrever_20_HTML"><text:span text:style-name="T41">6</text:span></text:span></text:p>
            <text:p text:style-name="P30"><text:span text:style-name="Máquina_20_de_20_escrever_20_HTML"><text:span text:style-name="T41">7</text:span></text:span></text:p>
            <text:p text:style-name="P30"><text:span text:style-name="Máquina_20_de_20_escrever_20_HTML"><text:span text:style-name="T41">8</text:span></text:span></text:p>
            <text:p text:style-name="P30"><text:span text:style-name="Máquina_20_de_20_escrever_20_HTML"><text:span text:style-name="T41">9</text:span></text:span></text:p>
            <text:p text:style-name="P30"><text:span text:style-name="Máquina_20_de_20_escrever_20_HTML"><text:span text:style-name="T41">10</text:span></text:span></text:p>
            <text:p text:style-name="P30"><text:span text:style-name="Máquina_20_de_20_escrever_20_HTML"><text:span text:style-name="T41">11</text:span></text:span></text:p>
            <text:p text:style-name="P30"><text:span text:style-name="Máquina_20_de_20_escrever_20_HTML"><text:span text:style-name="T41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oft-page-break/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  <text:p text:style-name="P34"><text:span text:style-name="Máquina_20_de_20_escrever_20_HTML">25</text:span></text:p>
            <text:p text:style-name="P34"><text:span text:style-name="Máquina_20_de_20_escrever_20_HTML">26</text:span></text:p>
          </table:table-cell>
          <table:table-cell table:style-name="Tabela5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4">using</text:span><text:span text:style-name="T30"> </text:span>std::string;</text:p>
            <text:p text:style-name="P29"><text:span text:style-name="T44">using</text:span><text:span text:style-name="T34"> </text:span>std::runtime_error;</text:p>
            <text:p text:style-name="P32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</text:span><text:span text:style-name="T30"> </text:span><text:span text:style-name="T50">"--"</text:span><text:span text:style-name="T30"> </text:span><text:span text:style-name="T15">);</text:span></text:p>
            <text:p text:style-name="P17"><text:soft-page-break/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LongValue</text:span><text:span text:style-name="T15">(</text:span><text:span text:style-name="T30"> </text:span><text:span text:style-name="T50">"PERIPHERAL"</text:span><text:span text:style-name="T30"> </text:span><text:span text:style-name="T15">);</text:span></text:p>
            <text:p text:style-name="P22"><text:span text:style-name="T17"><text:s text:c="8"/></text:span><text:span text:style-name="T26">cout</text:span><text:span text:style-name="T33"> </text:span><text:span text:style-name="T17">&lt;&lt;</text:span><text:span text:style-name="T31"> </text:span><text:span text:style-name="T26">endl</text:span><text:span text:style-name="T17">;</text:span></text:p>
            <text:p text:style-name="P41"><text:span text:style-name="T59"><text:s text:c="8"/>return</text:span><text:span text:style-name="T74"> EXIT_SUCCESS;</text:span></text:p>
            <text:p text:style-name="P39"><text:span text:style-name="T20"><text:s text:c="4"/></text:span><text:span text:style-name="T70">}</text:span></text:p>
            <text:p text:style-name="P39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9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40"><text:span text:style-name="T57"><text:s text:c="8"/>return</text:span><text:span text:style-name="T70"> </text:span><text:span text:style-name="T66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6">linux:/home/enzo # ./myapp --peripheral mouse</text:p>
            <text:p text:style-name="P26">mous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2" style:family="text">
      <style:text-properties style:font-name="Verdana" fo:font-size="9pt" style:text-underline-style="none" style:font-size-asian="9pt" style:font-name-complex="Verdana" style:font-size-complex="9pt"/>
    </style:style>
    <style:style style:name="MT3" style:family="text">
      <style:text-properties style:font-name="Verdana" fo:font-size="9pt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2cm" svg:y="-0.018cm" svg:width="0.464cm" svg:height="0.464cm" draw:z-index="16"><draw:image xlink:href="Pictures/2000002100002E4F00002E4F3E81200B.svm" xlink:type="simple" xlink:show="embed" xlink:actuate="onLoad"/></draw:frame></draw:a><text:a xlink:type="simple" xlink:href="https://github.com/FreeSource"><text:span text:style-name="MT1">https://github.com/FreeSource</text:span></text:a><text:span text:style-name="MT2"> </text:span><text:span text:style-name="MT3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3">Class CommandLine</text:span></text:p>
            </table:table-cell>
            <table:table-cell table:style-name="Tabela58.A1" office:value-type="string">
              <text:p text:style-name="MP1"><text:page-number text:select-page="current">5</text:page-number>/<text:page-count>9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06-14T21:23:19.99</dc:date>
    <meta:print-date>2012-02-21T21:42:00</meta:print-date>
    <meta:editing-cycles>710</meta:editing-cycles>
    <meta:editing-duration>P1DT5H21M59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28" meta:image-count="2" meta:object-count="0" meta:page-count="9" meta:paragraph-count="675" meta:word-count="1586" meta:character-count="11913" meta:non-whitespace-character-count="9944"/>
    <meta:user-defined meta:name="Informações 1"/>
    <meta:user-defined meta:name="Informações 2"/>
    <meta:user-defined meta:name="Informações 3"/>
    <meta:user-defined meta:name="Informações 4"/>
  </office:meta>
</office:document-meta>
</file>